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6ECE8EB82C.png" manifest:media-type="image/png"/>
  <manifest:file-entry manifest:full-path="Pictures/10000001000004D0000001007E71880B.png" manifest:media-type="image/png"/>
  <manifest:file-entry manifest:full-path="Pictures/10000001000005AA000001C37A620610.png" manifest:media-type="image/png"/>
  <manifest:file-entry manifest:full-path="Pictures/100000010000018D000000A5F942F8C1.png" manifest:media-type="image/png"/>
  <manifest:file-entry manifest:full-path="Pictures/100000010000085F0000032923B2034D.png" manifest:media-type="image/png"/>
  <manifest:file-entry manifest:full-path="Pictures/100000010000036B0000035FD81F248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84cm" svg:height="1.858cm" svg:x="1.216cm" svg:y="4.6cm">
          <draw:image xlink:href="Pictures/100000010000036B0000035FD81F2489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1.454cm" svg:x="3.2cm" svg:y="4.846cm">
          <draw:image xlink:href="Pictures/100000010000018D000000A5F942F8C1.png" xlink:type="simple" xlink:show="embed" xlink:actuate="onLoad" draw:mime-type="image/png">
            <text:p/>
          </draw:image>
        </draw:frame>
        <draw:frame draw:style-name="gr1" draw:text-style-name="P1" draw:layer="layout" svg:width="3.973cm" svg:height="1.5cm" svg:x="10.3cm" svg:y="4.8cm">
          <draw:image xlink:href="Pictures/100000010000085F0000032923B2034D.png" xlink:type="simple" xlink:show="embed" xlink:actuate="onLoad" draw:mime-type="image/png">
            <text:p/>
          </draw:image>
        </draw:frame>
        <draw:frame draw:style-name="gr1" draw:text-style-name="P1" draw:layer="layout" svg:width="4.276cm" svg:height="1.33cm" svg:x="14.724cm" svg:y="4.877cm">
          <draw:image xlink:href="Pictures/10000001000005AA000001C37A620610.png" xlink:type="simple" xlink:show="embed" xlink:actuate="onLoad" draw:mime-type="image/png">
            <text:p/>
          </draw:image>
        </draw:frame>
        <draw:frame draw:style-name="gr1" draw:text-style-name="P1" draw:layer="layout" svg:width="6.8cm" svg:height="1.413cm" svg:x="19.4cm" svg:y="4.9cm">
          <draw:image xlink:href="Pictures/10000001000004D0000001007E71880B.png" xlink:type="simple" xlink:show="embed" xlink:actuate="onLoad" draw:mime-type="image/png">
            <text:p/>
          </draw:image>
        </draw:frame>
        <draw:frame draw:style-name="gr1" draw:text-style-name="P1" draw:layer="layout" svg:width="3.168cm" svg:height="1.642cm" svg:x="6.96cm" svg:y="4.858cm">
          <draw:image xlink:href="Pictures/10000001000004B00000026ECE8EB8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2:52:55.815052684</meta:creation-date>
    <dc:date>2025-06-22T13:41:57.741472700</dc:date>
    <meta:editing-duration>PT31M49S</meta:editing-duration>
    <meta:editing-cycles>5</meta:editing-cycles>
    <meta:generator>LibreOffice/24.2.7.2$Linux_X86_64 LibreOffice_project/420$Build-2</meta:generator>
    <meta:print-date>2025-06-22T13:35:54.416533556</meta:print-date>
    <meta:printed-by>Fichiers PDF</meta:printed-by>
    <meta:document-statistic meta:object-count="6"/>
  </office:meta>
</office:document-meta>
</file>